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4_8_2</text:p>
          </table:table-cell>
          <table:table-cell office:value-type="string" calcext:value-type="string">
            <text:p>4_8_4</text:p>
          </table:table-cell>
          <table:table-cell office:value-type="string" calcext:value-type="string">
            <text:p>4_8_8</text:p>
          </table:table-cell>
        </table:table-row>
        <table:table-row table:style-name="ro1">
          <table:table-cell office:value-type="float" office:value="3.39213895797729" calcext:value-type="float">
            <text:p>3.39213895797729</text:p>
          </table:table-cell>
          <table:table-cell office:value-type="float" office:value="200.150537967682" calcext:value-type="float">
            <text:p>200.150537967682</text:p>
          </table:table-cell>
          <table:table-cell office:value-type="float" office:value="46.5252001285553" calcext:value-type="float">
            <text:p>46.5252001285553</text:p>
          </table:table-cell>
        </table:table-row>
        <table:table-row table:style-name="ro1">
          <table:table-cell office:value-type="float" office:value="5.65274786949158" calcext:value-type="float">
            <text:p>5.65274786949158</text:p>
          </table:table-cell>
          <table:table-cell office:value-type="float" office:value="361.917783021927" calcext:value-type="float">
            <text:p>361.917783021927</text:p>
          </table:table-cell>
          <table:table-cell office:value-type="float" office:value="21.4995532035828" calcext:value-type="float">
            <text:p>21.4995532035828</text:p>
          </table:table-cell>
        </table:table-row>
        <table:table-row table:style-name="ro1">
          <table:table-cell office:value-type="float" office:value="24.2935671806335" calcext:value-type="float">
            <text:p>24.2935671806335</text:p>
          </table:table-cell>
          <table:table-cell office:value-type="float" office:value="23.5626301765442" calcext:value-type="float">
            <text:p>23.5626301765442</text:p>
          </table:table-cell>
          <table:table-cell office:value-type="float" office:value="368.066174030304" calcext:value-type="float">
            <text:p>368.066174030304</text:p>
          </table:table-cell>
        </table:table-row>
        <table:table-row table:style-name="ro1">
          <table:table-cell office:value-type="float" office:value="0.749368906021118" calcext:value-type="float">
            <text:p>0.749368906021118</text:p>
          </table:table-cell>
          <table:table-cell office:value-type="float" office:value="0.971930980682373" calcext:value-type="float">
            <text:p>0.971930980682373</text:p>
          </table:table-cell>
          <table:table-cell office:value-type="float" office:value="10.0021908283234" calcext:value-type="float">
            <text:p>10.0021908283234</text:p>
          </table:table-cell>
        </table:table-row>
        <table:table-row table:style-name="ro1">
          <table:table-cell office:value-type="float" office:value="3.54227900505066" calcext:value-type="float">
            <text:p>3.54227900505066</text:p>
          </table:table-cell>
          <table:table-cell office:value-type="float" office:value="2.14536213874817" calcext:value-type="float">
            <text:p>2.14536213874817</text:p>
          </table:table-cell>
          <table:table-cell office:value-type="float" office:value="166.209063053131" calcext:value-type="float">
            <text:p>166.209063053131</text:p>
          </table:table-cell>
        </table:table-row>
        <table:table-row table:style-name="ro1">
          <table:table-cell office:value-type="float" office:value="1.17050409317017" calcext:value-type="float">
            <text:p>1.17050409317017</text:p>
          </table:table-cell>
          <table:table-cell office:value-type="float" office:value="29.4678370952606" calcext:value-type="float">
            <text:p>29.4678370952606</text:p>
          </table:table-cell>
          <table:table-cell office:value-type="float" office:value="103.415777921677" calcext:value-type="float">
            <text:p>103.415777921677</text:p>
          </table:table-cell>
        </table:table-row>
        <table:table-row table:style-name="ro1">
          <table:table-cell office:value-type="float" office:value="4.99409794807434" calcext:value-type="float">
            <text:p>4.99409794807434</text:p>
          </table:table-cell>
          <table:table-cell office:value-type="float" office:value="30.4611189365387" calcext:value-type="float">
            <text:p>30.4611189365387</text:p>
          </table:table-cell>
          <table:table-cell office:value-type="float" office:value="2867.36902809143" calcext:value-type="float">
            <text:p>2867.36902809143</text:p>
          </table:table-cell>
        </table:table-row>
        <table:table-row table:style-name="ro1">
          <table:table-cell office:value-type="float" office:value="0.774917125701904" calcext:value-type="float">
            <text:p>0.774917125701904</text:p>
          </table:table-cell>
          <table:table-cell office:value-type="float" office:value="4.78396010398865" calcext:value-type="float">
            <text:p>4.78396010398865</text:p>
          </table:table-cell>
          <table:table-cell office:value-type="float" office:value="82.6991138458252" calcext:value-type="float">
            <text:p>82.6991138458252</text:p>
          </table:table-cell>
        </table:table-row>
        <table:table-row table:style-name="ro1">
          <table:table-cell office:value-type="float" office:value="1.98098301887512" calcext:value-type="float">
            <text:p>1.98098301887512</text:p>
          </table:table-cell>
          <table:table-cell office:value-type="float" office:value="42.1692202091217" calcext:value-type="float">
            <text:p>42.1692202091217</text:p>
          </table:table-cell>
          <table:table-cell office:value-type="float" office:value="422.636101007462" calcext:value-type="float">
            <text:p>422.636101007462</text:p>
          </table:table-cell>
        </table:table-row>
        <table:table-row table:style-name="ro1">
          <table:table-cell office:value-type="float" office:value="1.70250296592712" calcext:value-type="float">
            <text:p>1.70250296592712</text:p>
          </table:table-cell>
          <table:table-cell office:value-type="float" office:value="481.152956008911" calcext:value-type="float">
            <text:p>481.152956008911</text:p>
          </table:table-cell>
          <table:table-cell office:value-type="float" office:value="41.5038080215454" calcext:value-type="float">
            <text:p>41.5038080215454</text:p>
          </table:table-cell>
        </table:table-row>
        <table:table-row table:style-name="ro1">
          <table:table-cell office:value-type="float" office:value="0.672659158706665" calcext:value-type="float">
            <text:p>0.672659158706665</text:p>
          </table:table-cell>
          <table:table-cell office:value-type="float" office:value="4.38022589683533" calcext:value-type="float">
            <text:p>4.38022589683533</text:p>
          </table:table-cell>
          <table:table-cell office:value-type="float" office:value="785.668353796005" calcext:value-type="float">
            <text:p>785.668353796005</text:p>
          </table:table-cell>
        </table:table-row>
        <table:table-row table:style-name="ro1">
          <table:table-cell office:value-type="float" office:value="2.26967310905457" calcext:value-type="float">
            <text:p>2.26967310905457</text:p>
          </table:table-cell>
          <table:table-cell office:value-type="float" office:value="38.0239958763123" calcext:value-type="float">
            <text:p>38.0239958763123</text:p>
          </table:table-cell>
          <table:table-cell office:value-type="float" office:value="71.0049021244049" calcext:value-type="float">
            <text:p>71.0049021244049</text:p>
          </table:table-cell>
        </table:table-row>
        <table:table-row table:style-name="ro1">
          <table:table-cell office:value-type="float" office:value="0.298430919647217" calcext:value-type="float">
            <text:p>0.298430919647217</text:p>
          </table:table-cell>
          <table:table-cell office:value-type="float" office:value="30.960736989975" calcext:value-type="float">
            <text:p>30.960736989975</text:p>
          </table:table-cell>
          <table:table-cell office:value-type="float" office:value="15196.4352648258" calcext:value-type="float">
            <text:p>15196.4352648258</text:p>
          </table:table-cell>
        </table:table-row>
        <table:table-row table:style-name="ro1">
          <table:table-cell office:value-type="float" office:value="1.9520890712738" calcext:value-type="float">
            <text:p>1.9520890712738</text:p>
          </table:table-cell>
          <table:table-cell office:value-type="float" office:value="10.859589099884" calcext:value-type="float">
            <text:p>10.859589099884</text:p>
          </table:table-cell>
          <table:table-cell office:value-type="float" office:value="222.649985074997" calcext:value-type="float">
            <text:p>222.649985074997</text:p>
          </table:table-cell>
        </table:table-row>
        <table:table-row table:style-name="ro1">
          <table:table-cell office:value-type="float" office:value="154.434074878693" calcext:value-type="float">
            <text:p>154.434074878693</text:p>
          </table:table-cell>
          <table:table-cell office:value-type="float" office:value="82.6400730609894" calcext:value-type="float">
            <text:p>82.6400730609894</text:p>
          </table:table-cell>
          <table:table-cell office:value-type="float" office:value="493.910627841949" calcext:value-type="float">
            <text:p>493.910627841949</text:p>
          </table:table-cell>
        </table:table-row>
        <table:table-row table:style-name="ro1">
          <table:table-cell office:value-type="float" office:value="10.1396608352661" calcext:value-type="float">
            <text:p>10.1396608352661</text:p>
          </table:table-cell>
          <table:table-cell office:value-type="float" office:value="23.4053938388824" calcext:value-type="float">
            <text:p>23.4053938388824</text:p>
          </table:table-cell>
          <table:table-cell office:value-type="float" office:value="156.31805896759" calcext:value-type="float">
            <text:p>156.31805896759</text:p>
          </table:table-cell>
        </table:table-row>
        <table:table-row table:style-name="ro1">
          <table:table-cell office:value-type="float" office:value="132.780528068542" calcext:value-type="float">
            <text:p>132.780528068542</text:p>
          </table:table-cell>
          <table:table-cell office:value-type="float" office:value="2.95156908035278" calcext:value-type="float">
            <text:p>2.95156908035278</text:p>
          </table:table-cell>
          <table:table-cell office:value-type="float" office:value="16.3627560138702" calcext:value-type="float">
            <text:p>16.3627560138702</text:p>
          </table:table-cell>
        </table:table-row>
        <table:table-row table:style-name="ro1">
          <table:table-cell office:value-type="float" office:value="0.0625951290130615" calcext:value-type="float">
            <text:p>0.062595129013062</text:p>
          </table:table-cell>
          <table:table-cell office:value-type="float" office:value="38.7192242145538" calcext:value-type="float">
            <text:p>38.7192242145538</text:p>
          </table:table-cell>
          <table:table-cell office:value-type="float" office:value="64.7214047908783" calcext:value-type="float">
            <text:p>64.7214047908783</text:p>
          </table:table-cell>
        </table:table-row>
        <table:table-row table:style-name="ro1">
          <table:table-cell office:value-type="float" office:value="2.31249499320984" calcext:value-type="float">
            <text:p>2.31249499320984</text:p>
          </table:table-cell>
          <table:table-cell office:value-type="float" office:value="2.29284596443176" calcext:value-type="float">
            <text:p>2.29284596443176</text:p>
          </table:table-cell>
          <table:table-cell office:value-type="float" office:value="2.25388693809509" calcext:value-type="float">
            <text:p>2.25388693809509</text:p>
          </table:table-cell>
        </table:table-row>
        <table:table-row table:style-name="ro1">
          <table:table-cell office:value-type="float" office:value="7.45930480957031" calcext:value-type="float">
            <text:p>7.45930480957031</text:p>
          </table:table-cell>
          <table:table-cell office:value-type="float" office:value="33.2285180091858" calcext:value-type="float">
            <text:p>33.2285180091858</text:p>
          </table:table-cell>
          <table:table-cell office:value-type="float" office:value="34.4287550449371" calcext:value-type="float">
            <text:p>34.4287550449371</text:p>
          </table:table-cell>
        </table:table-row>
        <table:table-row table:style-name="ro1">
          <table:table-cell office:value-type="float" office:value="31.3737819194794" calcext:value-type="float">
            <text:p>31.3737819194794</text:p>
          </table:table-cell>
          <table:table-cell office:value-type="float" office:value="57.4951171875" calcext:value-type="float">
            <text:p>57.4951171875</text:p>
          </table:table-cell>
          <table:table-cell office:value-type="float" office:value="335.290128946304" calcext:value-type="float">
            <text:p>335.290128946304</text:p>
          </table:table-cell>
        </table:table-row>
        <table:table-row table:style-name="ro1">
          <table:table-cell office:value-type="float" office:value="0.662798881530762" calcext:value-type="float">
            <text:p>0.662798881530762</text:p>
          </table:table-cell>
          <table:table-cell office:value-type="float" office:value="0.356954097747803" calcext:value-type="float">
            <text:p>0.356954097747803</text:p>
          </table:table-cell>
          <table:table-cell office:value-type="float" office:value="50.0232291221619" calcext:value-type="float">
            <text:p>50.0232291221619</text:p>
          </table:table-cell>
        </table:table-row>
        <table:table-row table:style-name="ro1">
          <table:table-cell office:value-type="float" office:value="1.43774199485779" calcext:value-type="float">
            <text:p>1.43774199485779</text:p>
          </table:table-cell>
          <table:table-cell office:value-type="float" office:value="0.820731163024902" calcext:value-type="float">
            <text:p>0.820731163024902</text:p>
          </table:table-cell>
          <table:table-cell office:value-type="float" office:value="34.122241973877" calcext:value-type="float">
            <text:p>34.122241973877</text:p>
          </table:table-cell>
        </table:table-row>
        <table:table-row table:style-name="ro1">
          <table:table-cell office:value-type="float" office:value="2.23131489753723" calcext:value-type="float">
            <text:p>2.23131489753723</text:p>
          </table:table-cell>
          <table:table-cell office:value-type="float" office:value="5.16592907905579" calcext:value-type="float">
            <text:p>5.16592907905579</text:p>
          </table:table-cell>
          <table:table-cell office:value-type="float" office:value="245.333914041519" calcext:value-type="float">
            <text:p>245.333914041519</text:p>
          </table:table-cell>
        </table:table-row>
        <table:table-row table:style-name="ro1">
          <table:table-cell/>
          <table:table-cell office:value-type="float" office:value="53.216784954071" calcext:value-type="float">
            <text:p>53.216784954071</text:p>
          </table:table-cell>
          <table:table-cell office:value-type="float" office:value="1376.28521895409" calcext:value-type="float">
            <text:p>1376.28521895409</text:p>
          </table:table-cell>
        </table:table-row>
        <table:table-row table:style-name="ro1">
          <table:table-cell/>
          <table:table-cell office:value-type="float" office:value="0.902525186538696" calcext:value-type="float">
            <text:p>0.902525186538696</text:p>
          </table:table-cell>
          <table:table-cell office:value-type="float" office:value="270.059498071671" calcext:value-type="float">
            <text:p>270.059498071671</text:p>
          </table:table-cell>
        </table:table-row>
        <table:table-row table:style-name="ro1">
          <table:table-cell/>
          <table:table-cell office:value-type="float" office:value="15.6416070461273" calcext:value-type="float">
            <text:p>15.6416070461273</text:p>
          </table:table-cell>
          <table:table-cell office:value-type="float" office:value="27.7739629745483" calcext:value-type="float">
            <text:p>27.7739629745483</text:p>
          </table:table-cell>
        </table:table-row>
        <table:table-row table:style-name="ro1">
          <table:table-cell/>
          <table:table-cell office:value-type="float" office:value="22.1286330223083" calcext:value-type="float">
            <text:p>22.1286330223083</text:p>
          </table:table-cell>
          <table:table-cell office:value-type="float" office:value="7839.67948484421" calcext:value-type="float">
            <text:p>7839.67948484421</text:p>
          </table:table-cell>
        </table:table-row>
        <table:table-row table:style-name="ro1">
          <table:table-cell/>
          <table:table-cell office:value-type="float" office:value="5.70342993736267" calcext:value-type="float">
            <text:p>5.70342993736267</text:p>
          </table:table-cell>
          <table:table-cell office:value-type="float" office:value="4447.47679901123" calcext:value-type="float">
            <text:p>4447.47679901123</text:p>
          </table:table-cell>
        </table:table-row>
        <table:table-row table:style-name="ro1">
          <table:table-cell/>
          <table:table-cell office:value-type="float" office:value="11.2406001091003" calcext:value-type="float">
            <text:p>11.2406001091003</text:p>
          </table:table-cell>
          <table:table-cell office:value-type="float" office:value="2649.74847197533" calcext:value-type="float">
            <text:p>2649.7484719753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MEDIAN([.A2:.A25])" office:value-type="float" office:value="2.2504940032959" calcext:value-type="float">
            <text:p>2.2504940032959</text:p>
          </table:table-cell>
          <table:table-cell table:formula="of:=MEDIAN([.B2:.B31])" office:value-type="float" office:value="22.7670134305954" calcext:value-type="float">
            <text:p>22.7670134305954</text:p>
          </table:table-cell>
          <table:table-cell table:formula="of:=MEDIAN([.C2:.C31])" office:value-type="float" office:value="161.263561010361" calcext:value-type="float">
            <text:p>161.263561010361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bo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setup ID</text:p>
          </table:table-cell>
          <table:table-cell office:value-type="string" calcext:value-type="string">
            <text:p>Time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/>
          <table:table-cell table:formula="of:=MIN([.F2:.F25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MAX([.F2:.F25])"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F2:.F25])" office:value-type="float" office:value="17.875" calcext:value-type="float">
            <text:p>17.8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0500" calcext:value-type="float">
            <text:p>5050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291" calcext:value-type="float">
            <text:p>742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702" calcext:value-type="float">
            <text:p>5970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6471" calcext:value-type="float">
            <text:p>5647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1814" calcext:value-type="float">
            <text:p>7181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3031" calcext:value-type="float">
            <text:p>4303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558" calcext:value-type="float">
            <text:p>3455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1704" calcext:value-type="float">
            <text:p>13170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7911" calcext:value-type="float">
            <text:p>57911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5978" calcext:value-type="float">
            <text:p>45978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1541" calcext:value-type="float">
            <text:p>31541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1960" calcext:value-type="float">
            <text:p>3196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9423" calcext:value-type="float">
            <text:p>39423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489" calcext:value-type="float">
            <text:p>28489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519" calcext:value-type="float">
            <text:p>36519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609" calcext:value-type="float">
            <text:p>38609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4783" calcext:value-type="float">
            <text:p>14783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286" calcext:value-type="float">
            <text:p>42286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585" calcext:value-type="float">
            <text:p>11585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8755" calcext:value-type="float">
            <text:p>28755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9056" calcext:value-type="float">
            <text:p>29056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4946" calcext:value-type="float">
            <text:p>64946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7916" calcext:value-type="float">
            <text:p>27916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28625" calcext:value-type="float">
            <text:p>28625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7666" calcext:value-type="float">
            <text:p>27666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113" calcext:value-type="float">
            <text:p>34113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419" calcext:value-type="float">
            <text:p>29419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692" calcext:value-type="float">
            <text:p>33692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166" calcext:value-type="float">
            <text:p>33166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101" calcext:value-type="float">
            <text:p>4010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509" calcext:value-type="float">
            <text:p>2650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3512" calcext:value-type="float">
            <text:p>23512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4628" calcext:value-type="float">
            <text:p>34628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559" calcext:value-type="float">
            <text:p>17559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7209" calcext:value-type="float">
            <text:p>37209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9596" calcext:value-type="float">
            <text:p>29596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2350" calcext:value-type="float">
            <text:p>3235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595" calcext:value-type="float">
            <text:p>28595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691" calcext:value-type="float">
            <text:p>44691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675" calcext:value-type="float">
            <text:p>19675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1328" calcext:value-type="float">
            <text:p>41328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5703" calcext:value-type="float">
            <text:p>65703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3237" calcext:value-type="float">
            <text:p>33237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8679" calcext:value-type="float">
            <text:p>28679</text:p>
          </table:table-cell>
          <table:table-cell office:value-type="string" calcext:value-type="string">
            <text:p>Optimal at</text:p>
          </table:table-cell>
          <table:table-cell office:value-type="string" calcext:value-type="string">
            <text:p>First solution at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64" calcext:value-type="float">
            <text:p>364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3" calcext:value-type="float">
            <text:p>483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1039" calcext:value-type="float">
            <text:p>41039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222" calcext:value-type="float">
            <text:p>28222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4543" calcext:value-type="float">
            <text:p>74543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2796" calcext:value-type="float">
            <text:p>112796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2396" calcext:value-type="float">
            <text:p>122396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0704" calcext:value-type="float">
            <text:p>40704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7440" calcext:value-type="float">
            <text:p>8744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4291" calcext:value-type="float">
            <text:p>44291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6171" calcext:value-type="float">
            <text:p>26171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467" calcext:value-type="float">
            <text:p>5146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886" calcext:value-type="float">
            <text:p>20886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888" calcext:value-type="float">
            <text:p>55888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812" calcext:value-type="float">
            <text:p>13812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1518" calcext:value-type="float">
            <text:p>241518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9523" calcext:value-type="float">
            <text:p>99523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3434" calcext:value-type="float">
            <text:p>53434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7107" calcext:value-type="float">
            <text:p>27107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384" calcext:value-type="float">
            <text:p>9384</text:p>
          </table:table-cell>
          <table:table-cell office:value-type="string" calcext:value-type="string">
            <text:p>No sol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9206" calcext:value-type="float">
            <text:p>49206</text:p>
          </table:table-cell>
          <table:table-cell office:value-type="float" office:value="19196" calcext:value-type="float">
            <text:p>19196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267" calcext:value-type="float">
            <text:p>51267</text:p>
          </table:table-cell>
          <table:table-cell office:value-type="float" office:value="39818" calcext:value-type="float">
            <text:p>39818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5306" calcext:value-type="float">
            <text:p>55306</text:p>
          </table:table-cell>
          <table:table-cell office:value-type="float" office:value="43239" calcext:value-type="float">
            <text:p>43239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9989" calcext:value-type="float">
            <text:p>49989</text:p>
          </table:table-cell>
          <table:table-cell office:value-type="float" office:value="14898" calcext:value-type="float">
            <text:p>14898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48" calcext:value-type="float">
            <text:p>20248</text:p>
          </table:table-cell>
          <table:table-cell office:value-type="float" office:value="12891" calcext:value-type="float">
            <text:p>12891</text:p>
          </table:table-cell>
          <table:table-cell/>
          <table:table-cell table:formula="of:=AVERAGE([.G118:.G129])" office:value-type="float" office:value="30534.25" calcext:value-type="float">
            <text:p>30534.2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6718" calcext:value-type="float">
            <text:p>26718</text:p>
          </table:table-cell>
          <table:table-cell office:value-type="float" office:value="7663" calcext:value-type="float">
            <text:p>766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8165" calcext:value-type="float">
            <text:p>48165</text:p>
          </table:table-cell>
          <table:table-cell office:value-type="float" office:value="6774" calcext:value-type="float">
            <text:p>6774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582" calcext:value-type="float">
            <text:p>20582</text:p>
          </table:table-cell>
          <table:table-cell office:value-type="float" office:value="18221" calcext:value-type="float">
            <text:p>1822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069" calcext:value-type="float">
            <text:p>24069</text:p>
          </table:table-cell>
          <table:table-cell office:value-type="float" office:value="6298" calcext:value-type="float">
            <text:p>629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7498" calcext:value-type="float">
            <text:p>67498</text:p>
          </table:table-cell>
          <table:table-cell office:value-type="float" office:value="61953" calcext:value-type="float">
            <text:p>61953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5896" calcext:value-type="float">
            <text:p>35896</text:p>
          </table:table-cell>
          <table:table-cell office:value-type="float" office:value="34377" calcext:value-type="float">
            <text:p>3437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07736" calcext:value-type="float">
            <text:p>107736</text:p>
          </table:table-cell>
          <table:table-cell office:value-type="float" office:value="101083" calcext:value-type="float">
            <text:p>101083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869" calcext:value-type="float">
            <text:p>2869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424" calcext:value-type="float">
            <text:p>424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87" calcext:value-type="float">
            <text:p>787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200" calcext:value-type="float">
            <text:p>1520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96" calcext:value-type="float">
            <text:p>496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36" calcext:value-type="float">
            <text:p>336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378" calcext:value-type="float">
            <text:p>1378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841" calcext:value-type="float">
            <text:p>7841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449" calcext:value-type="float">
            <text:p>4449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652" calcext:value-type="float">
            <text:p>2652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6495" calcext:value-type="float">
            <text:p>106495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7732" calcext:value-type="float">
            <text:p>37732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9169" calcext:value-type="float">
            <text:p>49169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15501" calcext:value-type="float">
            <text:p>215501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959" calcext:value-type="float">
            <text:p>12959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8904" calcext:value-type="float">
            <text:p>18904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6035" calcext:value-type="float">
            <text:p>26035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9112" calcext:value-type="float">
            <text:p>39112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9848" calcext:value-type="float">
            <text:p>19848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492" calcext:value-type="float">
            <text:p>19492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4167" calcext:value-type="float">
            <text:p>14167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129" calcext:value-type="float">
            <text:p>18129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6569" calcext:value-type="float">
            <text:p>36569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701" calcext:value-type="float">
            <text:p>11701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118" calcext:value-type="float">
            <text:p>15118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840" calcext:value-type="float">
            <text:p>1484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1602" calcext:value-type="float">
            <text:p>31602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1699" calcext:value-type="float">
            <text:p>21699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078" calcext:value-type="float">
            <text:p>15078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859" calcext:value-type="float">
            <text:p>12859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863" calcext:value-type="float">
            <text:p>16863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136" calcext:value-type="float">
            <text:p>19136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474" calcext:value-type="float">
            <text:p>10474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007" calcext:value-type="float">
            <text:p>11007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4152" calcext:value-type="float">
            <text:p>14152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3762" calcext:value-type="float">
            <text:p>13762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092" calcext:value-type="float">
            <text:p>18092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192" calcext:value-type="float">
            <text:p>14192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240" calcext:value-type="float">
            <text:p>1224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5701" calcext:value-type="float">
            <text:p>15701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0824" calcext:value-type="float">
            <text:p>20824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1599" calcext:value-type="float">
            <text:p>11599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464" calcext:value-type="float">
            <text:p>16464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5641" calcext:value-type="float">
            <text:p>15641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2158" calcext:value-type="float">
            <text:p>12158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182" calcext:value-type="float">
            <text:p>10182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593" calcext:value-type="float">
            <text:p>15593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1273" calcext:value-type="float">
            <text:p>21273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2048" calcext:value-type="float">
            <text:p>12048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6711" calcext:value-type="float">
            <text:p>16711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859" calcext:value-type="float">
            <text:p>13859</text:p>
          </table:table-cell>
          <table:table-cell office:value-type="string" calcext:value-type="string">
            <text:p>No sol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581" calcext:value-type="float">
            <text:p>33581</text:p>
          </table:table-cell>
          <table:table-cell office:value-type="string" calcext:value-type="string">
            <text:p>6130s</text:p>
          </table:table-cell>
          <table:table-cell office:value-type="string" calcext:value-type="string">
            <text:p>6077s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5198" calcext:value-type="float">
            <text:p>75198</text:p>
          </table:table-cell>
          <table:table-cell office:value-type="string" calcext:value-type="string">
            <text:p>58021s</text:p>
          </table:table-cell>
          <table:table-cell office:value-type="string" calcext:value-type="string">
            <text:p>106s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207" calcext:value-type="float">
            <text:p>15207</text:p>
          </table:table-cell>
          <table:table-cell office:value-type="string" calcext:value-type="string">
            <text:p>No sol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817" calcext:value-type="float">
            <text:p>16817</text:p>
          </table:table-cell>
          <table:table-cell office:value-type="string" calcext:value-type="string">
            <text:p>No sol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46556" calcext:value-type="float">
            <text:p>446556</text:p>
          </table:table-cell>
          <table:table-cell office:value-type="string" calcext:value-type="string">
            <text:p>445725s</text:p>
          </table:table-cell>
          <table:table-cell office:value-type="string" calcext:value-type="string">
            <text:p>11599s</text:p>
          </table:table-cell>
          <table:table-cell/>
        </table:table-row>
      </table:table>
      <table:table table:name="Sheet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4_8</text:p>
          </table:table-cell>
          <table:table-cell office:value-type="string" calcext:value-type="string">
            <text:p>4_16</text:p>
          </table:table-cell>
          <table:table-cell office:value-type="string" calcext:value-type="string">
            <text:p>4_32</text:p>
          </table:table-cell>
          <table:table-cell office:value-type="string" calcext:value-type="string">
            <text:p>8_32</text:p>
          </table:table-cell>
          <table:table-cell office:value-type="string" calcext:value-type="string">
            <text:p>16_3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 skil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SUM([.B2:.F2])" office:value-type="float" office:value="31" calcext:value-type="float">
            <text:p>31</text:p>
          </table:table-cell>
          <table:table-cell/>
          <table:table-cell table:formula="of:=500*[.B2]*2" office:value-type="float" office:value="1000" calcext:value-type="float">
            <text:p>1000</text:p>
          </table:table-cell>
          <table:table-cell table:formula="of:=500*[.C2]*2" office:value-type="float" office:value="2000" calcext:value-type="float">
            <text:p>2000</text:p>
          </table:table-cell>
          <table:table-cell table:formula="of:=500*[.D2]*2" office:value-type="float" office:value="4000" calcext:value-type="float">
            <text:p>4000</text:p>
          </table:table-cell>
          <table:table-cell table:formula="of:=500*[.E2]*2" office:value-type="float" office:value="8000" calcext:value-type="float">
            <text:p>8000</text:p>
          </table:table-cell>
          <table:table-cell table:formula="of:=500*[.F2]*2" office:value-type="float" office:value="16000" calcext:value-type="float">
            <text:p>16000</text:p>
          </table:table-cell>
        </table:table-row>
        <table:table-row table:style-name="ro1">
          <table:table-cell office:value-type="string" calcext:value-type="string">
            <text:p>8 skills</text:p>
          </table:table-cell>
          <table:table-cell table:formula="of:=1.5*[.B2]" office:value-type="float" office:value="1.5" calcext:value-type="float">
            <text:p>1.5</text:p>
          </table:table-cell>
          <table:table-cell table:formula="of:=1.5*[.C2]" office:value-type="float" office:value="3" calcext:value-type="float">
            <text:p>3</text:p>
          </table:table-cell>
          <table:table-cell table:formula="of:=1.5*[.D2]" office:value-type="float" office:value="6" calcext:value-type="float">
            <text:p>6</text:p>
          </table:table-cell>
          <table:table-cell table:formula="of:=1.5*[.E2]" office:value-type="float" office:value="12" calcext:value-type="float">
            <text:p>12</text:p>
          </table:table-cell>
          <table:table-cell table:formula="of:=1.5*[.F2]" office:value-type="float" office:value="24" calcext:value-type="float">
            <text:p>24</text:p>
          </table:table-cell>
          <table:table-cell table:formula="of:=SUM([.B3:.F3])" office:value-type="float" office:value="46.5" calcext:value-type="float">
            <text:p>46.5</text:p>
          </table:table-cell>
          <table:table-cell/>
          <table:table-cell table:formula="of:=500*[.B3]*2" office:value-type="float" office:value="1500" calcext:value-type="float">
            <text:p>1500</text:p>
          </table:table-cell>
          <table:table-cell table:formula="of:=500*[.C3]*2" office:value-type="float" office:value="3000" calcext:value-type="float">
            <text:p>3000</text:p>
          </table:table-cell>
          <table:table-cell table:formula="of:=500*[.D3]*2" office:value-type="float" office:value="6000" calcext:value-type="float">
            <text:p>6000</text:p>
          </table:table-cell>
          <table:table-cell table:formula="of:=500*[.E3]*2" office:value-type="float" office:value="12000" calcext:value-type="float">
            <text:p>12000</text:p>
          </table:table-cell>
          <table:table-cell table:formula="of:=500*[.F3]*2" office:value-type="float" office:value="24000" calcext:value-type="float">
            <text:p>2400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PRODUCT([.B5:.E5])" office:value-type="float" office:value="1209600" calcext:value-type="float">
            <text:p>1209600</text:p>
          </table:table-cell>
          <table:table-cell table:formula="of:=[.G4]*([.G3]+[.G2])" office:value-type="float" office:value="2325" calcext:value-type="float">
            <text:p>2325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[.F5]/[.G5]" office:value-type="float" office:value="520.258064516129" calcext:value-type="float">
            <text:p>520.258064516129</text:p>
          </table:table-cell>
          <table:table-cell table:number-columns-repeated="6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Robots</text:p>
          </table:table-cell>
          <table:table-cell office:value-type="string" calcext:value-type="string">
            <text:p>Tasks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Time Lim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2000" calcext:value-type="float">
            <text:p>1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<text:s text:c="6"/>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SUM([.D29];[.E29];[.F29])" office:value-type="float" office:value="4" calcext:value-type="float">
            <text:p>4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[.E17]-[.E16]" office:value-type="float" office:value="0" calcext:value-type="float">
            <text:p>0</text:p>
          </table:table-cell>
          <table:table-cell table:formula="of:=[.F17]-[.F16]" office:value-type="float" office:value="4" calcext:value-type="float">
            <text:p>4</text:p>
          </table:table-cell>
          <table:table-cell table:formula="of:=[.G17]-[.G16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0];[.E30];[.F30])" office:value-type="float" office:value="4" calcext:value-type="float">
            <text:p>4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[.E18]-[.E17]" office:value-type="float" office:value="8" calcext:value-type="float">
            <text:p>8</text:p>
          </table:table-cell>
          <table:table-cell table:formula="of:=[.F18]-[.F17]" office:value-type="float" office:value="-4" calcext:value-type="float">
            <text:p>-4</text:p>
          </table:table-cell>
          <table:table-cell table:formula="of:=[.G18]-[.G17]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1];[.E31];[.F31])" office:value-type="float" office:value="4" calcext:value-type="float">
            <text:p>4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[.E19]-[.E18]" office:value-type="float" office:value="0" calcext:value-type="float">
            <text:p>0</text:p>
          </table:table-cell>
          <table:table-cell table:formula="of:=[.F19]-[.F18]" office:value-type="float" office:value="4" calcext:value-type="float">
            <text:p>4</text:p>
          </table:table-cell>
          <table:table-cell table:formula="of:=[.G19]-[.G18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2];[.E32];[.F32])" office:value-type="float" office:value="12" calcext:value-type="float">
            <text:p>12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[.E20]-[.E19]" office:value-type="float" office:value="16" calcext:value-type="float">
            <text:p>16</text:p>
          </table:table-cell>
          <table:table-cell table:formula="of:=[.F20]-[.F19]" office:value-type="float" office:value="-4" calcext:value-type="float">
            <text:p>-4</text:p>
          </table:table-cell>
          <table:table-cell table:formula="of:=[.G20]-[.G19]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3];[.E33];[.F33])" office:value-type="float" office:value="4" calcext:value-type="float">
            <text:p>4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[.E21]-[.E20]" office:value-type="float" office:value="0" calcext:value-type="float">
            <text:p>0</text:p>
          </table:table-cell>
          <table:table-cell table:formula="of:=[.F21]-[.F20]" office:value-type="float" office:value="4" calcext:value-type="float">
            <text:p>4</text:p>
          </table:table-cell>
          <table:table-cell table:formula="of:=[.G21]-[.G20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4];[.E34];[.F34])" office:value-type="float" office:value="0" calcext:value-type="float">
            <text:p>0</text:p>
          </table:table-cell>
          <table:table-cell table:formula="of:=[.D22]-[.D21]" office:value-type="float" office:value="4" calcext:value-type="float">
            <text:p>4</text:p>
          </table:table-cell>
          <table:table-cell table:formula="of:=[.E22]-[.E21]" office:value-type="float" office:value="0" calcext:value-type="float">
            <text:p>0</text:p>
          </table:table-cell>
          <table:table-cell table:formula="of:=[.F22]-[.F21]" office:value-type="float" office:value="-4" calcext:value-type="float">
            <text:p>-4</text:p>
          </table:table-cell>
          <table:table-cell table:formula="of:=[.G22]-[.G21]"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5];[.E35];[.F35])" office:value-type="float" office:value="4" calcext:value-type="float">
            <text:p>4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[.E23]-[.E22]" office:value-type="float" office:value="0" calcext:value-type="float">
            <text:p>0</text:p>
          </table:table-cell>
          <table:table-cell table:formula="of:=[.F23]-[.F22]" office:value-type="float" office:value="4" calcext:value-type="float">
            <text:p>4</text:p>
          </table:table-cell>
          <table:table-cell table:formula="of:=[.G23]-[.G22]"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6];[.E36];[.F36])" office:value-type="float" office:value="4" calcext:value-type="float">
            <text:p>4</text:p>
          </table:table-cell>
          <table:table-cell table:formula="of:=[.D24]-[.D23]" office:value-type="float" office:value="8" calcext:value-type="float">
            <text:p>8</text:p>
          </table:table-cell>
          <table:table-cell table:formula="of:=[.E24]-[.E23]" office:value-type="float" office:value="0" calcext:value-type="float">
            <text:p>0</text:p>
          </table:table-cell>
          <table:table-cell table:formula="of:=[.F24]-[.F23]" office:value-type="float" office:value="-4" calcext:value-type="float">
            <text:p>-4</text:p>
          </table:table-cell>
          <table:table-cell table:formula="of:=[.G24]-[.G23]" office:value-type="float" office:value="4000" calcext:value-type="float">
            <text:p>40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SUM([.D37];[.E37];[.F37])" office:value-type="float" office:value="4" calcext:value-type="float">
            <text:p>4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[.E25]-[.E24]" office:value-type="float" office:value="0" calcext:value-type="float">
            <text:p>0</text:p>
          </table:table-cell>
          <table:table-cell table:formula="of:=[.F25]-[.F24]" office:value-type="float" office:value="4" calcext:value-type="float">
            <text:p>4</text:p>
          </table:table-cell>
          <table:table-cell table:formula="of:=[.G25]-[.G24]" office:value-type="float" office:value="8000" calcext:value-type="float">
            <text:p>8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6]-[.D25]" office:value-type="float" office:value="-16" calcext:value-type="float">
            <text:p>-16</text:p>
          </table:table-cell>
          <table:table-cell table:formula="of:=[.E26]-[.E25]" office:value-type="float" office:value="-32" calcext:value-type="float">
            <text:p>-32</text:p>
          </table:table-cell>
          <table:table-cell table:formula="of:=[.F26]-[.F25]" office:value-type="float" office:value="-8" calcext:value-type="float">
            <text:p>-8</text:p>
          </table:table-cell>
          <table:table-cell table:formula="of:=[.G26]-[.G25]" office:value-type="float" office:value="-24000" calcext:value-type="float">
            <text:p>-24000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D27]-[.D26]" office:value-type="float" office:value="0" calcext:value-type="float">
            <text:p>0</text:p>
          </table:table-cell>
          <table:table-cell table:formula="of:=[.E27]-[.E26]" office:value-type="float" office:value="0" calcext:value-type="float">
            <text:p>0</text:p>
          </table:table-cell>
          <table:table-cell table:formula="of:=[.F27]-[.F26]" office:value-type="float" office:value="0" calcext:value-type="float">
            <text:p>0</text:p>
          </table:table-cell>
          <table:table-cell table:formula="of:=[.G27]-[.G26]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  <table:database-ranges>
        <table:database-range table:name="__Anonymous_Sheet_DB__1" table:target-range-address="Sheet2.A1:Sheet2.I205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21:02:33.907186526</meta:creation-date>
    <dc:date>2022-10-05T19:01:26.694352170</dc:date>
    <meta:editing-duration>P1DT33M26S</meta:editing-duration>
    <meta:editing-cycles>3</meta:editing-cycles>
    <meta:generator>LibreOffice/6.4.7.2$Linux_X86_64 LibreOffice_project/40$Build-2</meta:generator>
    <meta:document-statistic meta:table-count="3" meta:cell-count="1494" meta:object-count="0"/>
  </office:meta>
</office:document-meta>
</file>